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fo:font-weight="normal" officeooo:paragraph-rsid="0002071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fo:font-weight="normal" officeooo:paragraph-rsid="00033a59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fo:font-weight="normal" officeooo:rsid="00020714" officeooo:paragraph-rsid="00020714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Liberation Serif" fo:font-size="12pt" fo:letter-spacing="normal" fo:font-style="normal" fo:font-weight="normal" officeooo:paragraph-rsid="00033a59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Liberation Serif" fo:font-size="12pt" fo:letter-spacing="normal" fo:font-style="normal" fo:font-weight="normal" officeooo:paragraph-rsid="0003640c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Liberation Serif" fo:font-size="12pt" fo:letter-spacing="normal" fo:font-style="normal" fo:font-weight="normal" officeooo:paragraph-rsid="00020714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9211e" style:font-name="arial" fo:font-size="12pt" fo:letter-spacing="normal" fo:font-style="normal" style:text-underline-style="solid" style:text-underline-width="auto" style:text-underline-color="font-color" fo:font-weight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officeooo:paragraph-rsid="00033a59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officeooo:paragraph-rsid="0003640c"/>
    </style:style>
    <style:style style:name="P11" style:family="paragraph" style:parent-style-name="Table_20_Contents" style:list-style-name="L1">
      <style:text-properties officeooo:rsid="0007cde4" officeooo:paragraph-rsid="00020714"/>
    </style:style>
    <style:style style:name="P12" style:family="paragraph" style:parent-style-name="Table_20_Contents">
      <style:text-properties officeooo:rsid="0007cde4" officeooo:paragraph-rsid="00020714"/>
    </style:style>
    <style:style style:name="P13" style:family="paragraph" style:parent-style-name="Table_20_Contents">
      <style:text-properties officeooo:paragraph-rsid="00020714"/>
    </style:style>
    <style:style style:name="P14" style:family="paragraph" style:parent-style-name="Table_20_Contents">
      <style:text-properties officeooo:rsid="00091aa0" officeooo:paragraph-rsid="00020714"/>
    </style:style>
    <style:style style:name="P1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fo:font-weight="normal" officeooo:rsid="00091aa0" officeooo:paragraph-rsid="00020714"/>
    </style:style>
    <style:style style:name="T1" style:family="text">
      <style:text-properties officeooo:rsid="0007cde4"/>
    </style:style>
    <style:style style:name="T2" style:family="text">
      <style:text-properties officeooo:rsid="00091aa0"/>
    </style:style>
    <style:style style:name="T3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202124" style:font-name="arial" fo:font-size="12pt" fo:letter-spacing="normal" fo:font-style="normal" fo:font-weight="normal" officeooo:rsid="00033a59"/>
    </style:style>
    <style:style style:name="T5" style:family="text">
      <style:text-properties fo:font-variant="normal" fo:text-transform="none" fo:color="#202124" style:font-name="arial" fo:font-size="12pt" fo:letter-spacing="normal" fo:font-style="normal" fo:font-weight="normal" officeooo:rsid="0007cde4"/>
    </style:style>
    <style:style style:name="T6" style:family="text">
      <style:text-properties fo:font-variant="normal" fo:text-transform="none" fo:color="#202124" style:font-name="arial" fo:font-size="12pt" fo:letter-spacing="normal" fo:font-style="normal" fo:font-weight="normal" officeooo:rsid="0003640c"/>
    </style:style>
    <style:style style:name="T7" style:family="text">
      <style:text-properties fo:font-variant="normal" fo:text-transform="none" fo:color="#202124" fo:font-size="12pt" fo:letter-spacing="normal" fo:font-style="normal" fo:font-weight="normal"/>
    </style:style>
    <style:style style:name="T8" style:family="text">
      <style:text-properties fo:font-variant="normal" fo:text-transform="none" fo:color="#202124" fo:font-size="12pt" fo:letter-spacing="normal" fo:font-style="normal" fo:font-weight="normal" officeooo:rsid="00033a59"/>
    </style:style>
    <style:style style:name="T9" style:family="text">
      <style:text-properties fo:font-variant="normal" fo:text-transform="none" fo:color="#202124" fo:font-size="12pt" fo:letter-spacing="normal" fo:font-style="normal" fo:font-weight="normal" officeooo:rsid="0007cde4"/>
    </style:style>
    <style:style style:name="T10" style:family="text">
      <style:text-properties fo:font-variant="normal" fo:text-transform="none" fo:color="#202124" fo:font-size="12pt" fo:letter-spacing="normal" fo:font-style="normal" fo:font-weight="normal" officeooo:rsid="0003640c"/>
    </style:style>
    <style:style style:name="T11" style:family="text">
      <style:text-properties officeooo:rsid="00033a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lex grid etc</text:p>
      <text:p text:style-name="P4"/>
      <text:p text:style-name="P1"/>
      <text:p text:style-name="P1">X pense</text:p>
      <text:p text:style-name="P1">Features about us pricing feadback</text:p>
      <text:p text:style-name="P1">Request a demo</text:p>
      <text:p text:style-name="P1">Track your Expenses to save money</text:p>
      <text:p text:style-name="P8">Illustration.svg</text:p>
      <text:p text:style-name="P1">Helps your organize your income and expenses</text:p>
      <text:p text:style-name="P1">Try a free demo (bouton)</text:p>
      <text:p text:style-name="P1">-web, iOS and <text:s/>Android</text:p>
      <text:p text:style-name="P1">Image.svg</text:p>
      <text:p text:style-name="Standard">Logo facebook google Coca Cola Linked in Samsung</text:p>
      <text:p text:style-name="P2">Always online</text:p>
      <text:p text:style-name="P2">Real time support with cloud</text:p>
      <text:p text:style-name="P2">Illustrator-1.svg</text:p>
      <text:p text:style-name="P2">Tellus lacus morbi satittis lacus in.Lorem ipsum dolor sit amet, consectetur adipiscing elit. Integer nec odio. Praesent libero. </text:p>
      <text:p text:style-name="P2">Learn more →</text:p>
      <text:p text:style-name="P2"/>
      <text:p text:style-name="P3"><text:s/></text:p>
      <text:p text:style-name="P5"><text:s text:c="2"/>+-------------------+---------------------+---------------------+</text:p>
      <text:p text:style-name="P9"><text:span text:style-name="T7"><text:s text:c="3"/>| </text:span><text:span text:style-name="T8">Choose your flexible plan <text:s text:c="36"/>|</text:span></text:p>
      <text:p text:style-name="P5"><text:s/>+-------------------+---------------------+---------------------+</text:p>
      <text:p text:style-name="P5"><text:s text:c="3"/>| <text:s text:c="15"/><text:tab/> <text:s text:c="5"/>| <text:s text:c="26"/>| <text:s text:c="25"/>|</text:p>
      <text:p text:style-name="P9"><text:span text:style-name="T7"><text:s text:c="3"/>| </text:span><text:span text:style-name="T8">Starter Plan </text:span><text:span text:style-name="T7"><text:s text:c="3"/>| <text:s/></text:span><text:span text:style-name="T8">Silver Plan<text:tab/></text:span><text:span text:style-name="T7"> <text:s/>| </text:span><text:span text:style-name="T8">Diamond Plan <text:s text:c="2"/>|</text:span></text:p>
      <text:p text:style-name="P5"><text:s/>+-------------------+---------------------+---------------------+</text:p>
      <text:p text:style-name="P10"><text:span text:style-name="T7"><text:s text:c="3"/>| <text:s text:c="6"/></text:span><text:span text:style-name="T9">Store unlimited data</text:span></text:p>
      <text:p text:style-name="P10"><text:span text:style-name="T10"><text:tab/>e</text:span><text:span text:style-name="T1">xport to pdf, xls, csv</text:span></text:p>
      <text:p text:style-name="P6"><text:span text:style-name="T1">c<text:tab/>loud server suppor</text:span> <text:s text:c="14"/></text:p>
      <text:p text:style-name="P7"><text:tab/></text:p>
      <text:p text:style-name="P7"><text:s text:c="3"/>+-------------------+---------------------+</text:p>
      <text:p text:style-name="P7"><text:s text:c="3"/>| <text:s text:c="25"/>| <text:s text:c="24"/>|</text:p>
      <text:p text:style-name="P7"><text:s text:c="3"/>| Win more horses <text:s text:c="2"/>| <text:s/>Maybe <text:s text:c="6"/>|</text:p>
      <text:p text:style-name="P7"><text:s text:c="3"/>+-------------------+---------------------+</text:p>
      <text:p text:style-name="P7"><text:s text:c="3"/>| <text:s text:c="24"/>| <text:s text:c="26"/>|</text:p>
      <text:p text:style-name="P7"><text:s text:c="3"/>| Son injury <text:s text:c="7"/>| <text:s/>Maybe <text:s text:c="13"/>|</text:p>
      <text:p text:style-name="P7"><text:s text:c="3"/>+-------------------+---------------------+</text:p>
      <text:p text:style-name="P7"><text:s text:c="3"/>| <text:s text:c="23"/>| <text:s text:c="26"/>|</text:p>
      <text:p text:style-name="P7"><text:s text:c="3"/>| Avoidar<text:tab/> <text:s text:c="6"/>| <text:s/>Maybe <text:s text:c="13"/>|</text:p>
      <text:p text:style-name="P7"><text:s text:c="3"/>+-------------------+---------------------+</text:p>
      <text:p text:style-name="P2"/>
      <table:table table:name="Tableau3" table:style-name="Tableau3">
        <table:table-column table:style-name="Tableau3.A" table:number-columns-repeated="3"/>
        <table:table-row table:style-name="TableLine93840609021952">
          <table:table-cell table:style-name="Tableau3.A1" table:number-columns-spanned="3" office:value-type="string">
            <text:p text:style-name="P12">Choose your flexible plan</text:p>
          </table:table-cell>
          <table:covered-table-cell/>
          <table:covered-table-cell/>
        </table:table-row>
        <table:table-row table:style-name="TableLine93840609021952">
          <table:table-cell table:style-name="Tableau3.A2" office:value-type="string">
            <text:p text:style-name="P12">Starter plan</text:p>
          </table:table-cell>
          <table:table-cell table:style-name="Tableau3.A2" office:value-type="string">
            <text:p text:style-name="P12">Silver plan</text:p>
          </table:table-cell>
          <table:table-cell table:style-name="Tableau3.C2" office:value-type="string">
            <text:p text:style-name="P12">Diamond plan</text:p>
          </table:table-cell>
        </table:table-row>
        <table:table-row table:style-name="TableLine93840609021952">
          <table:table-cell table:style-name="Tableau3.A2" office:value-type="string">
            <text:list xml:id="list2996933495" text:style-name="L1">
              <text:list-item>
                <text:p text:style-name="P11">Store unlimited data</text:p>
              </text:list-item>
              <text:list-item>
                <text:p text:style-name="P11">export to pdf, xls, csv</text:p>
              </text:list-item>
              <text:list-item>
                <text:p text:style-name="P11">cloud server support</text:p>
              </text:list-item>
            </text:list>
          </table:table-cell>
          <table:table-cell table:style-name="Tableau3.A2" office:value-type="string">
            <text:list xml:id="list174041217836654" text:continue-numbering="true" text:style-name="L1">
              <text:list-item>
                <text:p text:style-name="P11">Store unlimited data</text:p>
              </text:list-item>
              <text:list-item>
                <text:p text:style-name="P11">export to pdf, xls, csv</text:p>
              </text:list-item>
              <text:list-item>
                <text:p text:style-name="P11">cloud server support</text:p>
              </text:list-item>
            </text:list>
          </table:table-cell>
          <table:table-cell table:style-name="Tableau3.C2" office:value-type="string">
            <text:list xml:id="list174039861257707" text:continue-numbering="true" text:style-name="L1">
              <text:list-item>
                <text:p text:style-name="P11">Store unlimited data</text:p>
              </text:list-item>
              <text:list-item>
                <text:p text:style-name="P11">export to pdf, xls, csv</text:p>
              </text:list-item>
              <text:list-item>
                <text:p text:style-name="P11">cloud server support</text:p>
              </text:list-item>
            </text:list>
          </table:table-cell>
        </table:table-row>
        <table:table-row table:style-name="TableLine93840609021952">
          <table:table-cell table:style-name="Tableau3.A2" office:value-type="string">
            <text:p text:style-name="P12">$ 9,99/year</text:p>
            <text:p text:style-name="P12">up to 3 user + 1,99 per user</text:p>
          </table:table-cell>
          <table:table-cell table:style-name="Tableau3.A2" office:value-type="string">
            <text:p text:style-name="P13">$ <text:span text:style-name="T1">1</text:span>9,99/year</text:p>
            <text:p text:style-name="P13">up to 3 user + 1,99 per user</text:p>
          </table:table-cell>
          <table:table-cell table:style-name="Tableau3.C2" office:value-type="string">
            <text:p text:style-name="P13">$ <text:span text:style-name="T1">2</text:span>9,99/year</text:p>
            <text:p text:style-name="P13">up to 3 user + 1,99 per user</text:p>
          </table:table-cell>
        </table:table-row>
        <table:table-row table:style-name="TableLine93840609021952">
          <table:table-cell table:style-name="Tableau3.A2" office:value-type="string">
            <text:p text:style-name="P12">Get This</text:p>
          </table:table-cell>
          <table:table-cell table:style-name="Tableau3.A2" office:value-type="string">
            <text:p text:style-name="P12">Get This</text:p>
          </table:table-cell>
          <table:table-cell table:style-name="Tableau3.C2" office:value-type="string">
            <text:p text:style-name="P12">Get This</text:p>
          </table:table-cell>
        </table:table-row>
      </table:table>
      <text:p text:style-name="P2"><text:soft-page-break/></text:p>
      <text:p text:style-name="P14">20 M+ downloaded from 32 different countries</text:p>
      <text:p text:style-name="P13"><text:span text:style-name="T2">Try demo for 7 days with full features.</text:span></text:p>
      <text:p text:style-name="P13"/>
      <text:p text:style-name="P15">20 M+ downloaded from 32 different countries</text:p>
      <text:p text:style-name="P15"/>
      <text:p text:style-name="P15">Try demo for 7 days with full features.</text:p>
      <text:p text:style-name="P15"/>
      <text:p text:style-name="P15"/>
      <text:p text:style-name="P15">Illustrator.svg</text:p>
      <text:p text:style-name="P15">Try Free demo</text:p>
      <text:p text:style-name="P15">X pense</text:p>
      <text:p text:style-name="P15">LINKS</text:p>
      <text:p text:style-name="P15">LEGAL</text:p>
      <text:p text:style-name="P15">NEWSLETTER</text:p>
      <text:p text:style-name="P15"/>
      <text:p text:style-name="P15"><text:s text:c="4"/>• Home</text:p>
      <text:p text:style-name="P15"><text:s text:c="4"/>• About us</text:p>
      <text:p text:style-name="P15"><text:s text:c="4"/>• Careers</text:p>
      <text:p text:style-name="P15"><text:s text:c="4"/>• Pricing</text:p>
      <text:p text:style-name="P15"><text:s text:c="4"/>• Features</text:p>
      <text:p text:style-name="P15"><text:s text:c="4"/>• Blog</text:p>
      <text:p text:style-name="P15"><text:s text:c="6"/></text:p>
      <text:p text:style-name="P15"><text:s text:c="4"/>• Term of use</text:p>
      <text:p text:style-name="P15"><text:s text:c="4"/>• Term of conditions</text:p>
      <text:p text:style-name="P15"><text:s text:c="4"/>• Privacy policy</text:p>
      <text:p text:style-name="P15"><text:s text:c="4"/>• Cookie policy</text:p>
      <text:p text:style-name="P15">Over 25 000 people have subscribed</text:p>
      <text:p text:style-name="P15"/>
      <text:p text:style-name="P15"/>
      <text:p text:style-name="P15">Enter your email subscribe</text:p>
      <text:p text:style-name="P15"/>
      <text:p text:style-name="P15">We don’t sell your email and spam</text:p>
      <text:p text:style-name="P15">Privacy &amp; Terms</text:p>
      <text:p text:style-name="P15">Contact us</text:p>
      <text:p text:style-name="P15">Copyright © 2022 xpense</text:p>
      <text:p text:style-name="P15">Logo facebook linkedin twitter</text:p>
      <text:p text:style-name="P15"/>
      <text:p text:style-name="P15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09:30:16.050747656</meta:creation-date>
    <dc:date>2022-02-09T17:40:37.805670679</dc:date>
    <meta:editing-duration>PT7H26M45S</meta:editing-duration>
    <meta:editing-cycles>1</meta:editing-cycles>
    <meta:document-statistic meta:table-count="1" meta:image-count="0" meta:object-count="0" meta:page-count="2" meta:paragraph-count="87" meta:word-count="342" meta:character-count="2398" meta:non-whitespace-character-count="1732"/>
    <meta:generator>LibreOffice/6.4.7.2$Linux_X86_64 LibreOffice_project/40$Build-2</meta:generator>
  </office:meta>
</office:document-meta>
</file>